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B034BDB509E1294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496cm"/>
      <style:paragraph-properties style:writing-mode="lr-tb"/>
    </style:style>
    <style:style style:name="gr2" style:family="graphic" style:parent-style-name="standard">
      <style:graphic-properties draw:stroke="none" draw:fill="none" fo:min-height="2.41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gr5" style:family="graphic" style:parent-style-name="standard">
      <style:graphic-properties draw:stroke="none" draw:fill="none" fo:min-height="3.652cm"/>
      <style:paragraph-properties style:writing-mode="lr-tb"/>
    </style:style>
    <style:style style:name="gr6" style:family="graphic" style:parent-style-name="standard">
      <style:graphic-properties draw:stroke="none" draw:fill="none" fo:min-height="5.69cm"/>
      <style:paragraph-properties style:writing-mode="lr-tb"/>
    </style:style>
    <style:style style:name="gr7" style:family="graphic" style:parent-style-name="standard">
      <style:graphic-properties draw:stroke="none" draw:fill="none" fo:min-height="3.958cm"/>
      <style:paragraph-properties style:writing-mode="lr-tb"/>
    </style:style>
    <style:style style:name="gr8" style:family="graphic" style:parent-style-name="standard">
      <style:graphic-properties draw:stroke="none" draw:fill="none" fo:min-height="6.401cm"/>
      <style:paragraph-properties style:writing-mode="lr-tb"/>
    </style:style>
    <style:style style:name="gr9" style:family="graphic" style:parent-style-name="standard">
      <style:graphic-properties draw:stroke="none" draw:fill="none" fo:min-height="2.838cm"/>
      <style:paragraph-properties style:writing-mode="lr-tb"/>
    </style:style>
    <style:style style:name="gr10" style:family="graphic" style:parent-style-name="standard">
      <style:graphic-properties draw:stroke="none" draw:fill="none" fo:min-height="7.116cm"/>
      <style:paragraph-properties style:writing-mode="lr-tb"/>
    </style:style>
    <style:style style:name="gr11" style:family="graphic" style:parent-style-name="standard">
      <style:graphic-properties draw:stroke="none" draw:fill="none" fo:min-height="1.516cm"/>
      <style:paragraph-properties style:writing-mode="lr-tb"/>
    </style:style>
    <style:style style:name="gr12" style:family="graphic" style:parent-style-name="standard">
      <style:graphic-properties draw:stroke="none" draw:fill="none" fo:min-height="4.979cm"/>
      <style:paragraph-properties style:writing-mode="lr-tb"/>
    </style:style>
    <style:style style:name="gr13" style:family="graphic" style:parent-style-name="standard">
      <style:graphic-properties draw:stroke="none" draw:fill="none" fo:min-height="2.888cm"/>
      <style:paragraph-properties style:writing-mode="lr-tb"/>
    </style:style>
    <style:style style:name="gr14" style:family="graphic" style:parent-style-name="standard">
      <style:graphic-properties draw:stroke="none" draw:fill="none" fo:min-height="4.51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margin-top="0.42cm" fo:margin-bottom="0.35cm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0pt" fo:font-weight="bold" style:font-size-asian="10pt" style:font-size-complex="1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/>
      <style:text-properties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weight="bold"/>
    </style:style>
    <style:style style:name="P16" style:family="paragraph">
      <loext:graphic-properties draw:fill="none"/>
      <style:text-properties fo:font-weight="bold"/>
    </style:style>
    <style:style style:name="P17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>
      <loext:graphic-properties draw:fill="none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pring Boot Annotations</text:p>
          </draw:text-box>
        </draw:frame>
        <draw:frame draw:style-name="gr1" draw:text-style-name="P2" draw:layer="layout" svg:width="13.462cm" svg:height="3.746cm" svg:x="1.016cm" svg:y="4.128cm">
          <draw:text-box>
            <text:p text:style-name="P1"><text:span text:style-name="T1"><text:s/></text:span><text:span text:style-name="T1">Spring Boot Annotations and Their Uses</text:span></text:p>
            <text:p text:style-name="P1"><text:span text:style-name="T1">Simplifying Application Development with Annotations</text:span></text:p>
          </draw:text-box>
        </draw:frame>
        <draw:frame draw:style-name="gr2" draw:text-style-name="P4" draw:layer="layout" svg:width="11.684cm" svg:height="2.667cm" svg:x="7.874cm" svg:y="7.581cm">
          <draw:text-box>
            <text:p text:style-name="P3"><text:span text:style-name="T2">Name</text:span>: Rama Shanker</text:p>
            <text:p text:style-name="P3"><text:span text:style-name="T2">Date</text:span>: 28/01/2025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3">Core Annotations: @SpringBootApplication</text:span></text:p>
          </draw:text-box>
        </draw:frame>
        <draw:frame draw:style-name="gr2" draw:text-style-name="P7" draw:layer="layout" svg:width="20.047cm" svg:height="2.667cm" svg:x="1.797cm" svg:y="5.588cm">
          <draw:text-box>
            <text:p text:style-name="P6"><text:span text:style-name="T2">Combines</text:span>: <text:span text:style-name="T2">@Configuration @EnableAutoConfiguration, and @ComponentScan</text:span></text:p>
            <text:p text:style-name="P6">Entry point for Spring Boot apps.</text:p>
            <text:p text:style-name="P6"/>
          </draw:text-box>
        </draw:frame>
        <draw:frame draw:style-name="gr4" draw:text-style-name="P8" draw:layer="layout" svg:width="13.367cm" svg:height="4.518cm" svg:x="1.873cm" svg:y="8.382cm">
          <draw:text-box>
            <text:p>@SpringBootApplication <text:s/></text:p>
            <text:p>public class MyApp { <text:s/></text:p>
            <text:p><text:s text:c="2"/>public static void main(String[] args) { <text:s/></text:p>
            <text:p><text:s text:c="4"/>SpringApplication.run(MyApp.class, args); <text:s/></text:p>
            <text:p><text:s text:c="2"/>} <text:s/>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4"><text:s/></text:span><text:span text:style-name="T4">Configuration &amp; Bean Management</text:span></text:p>
          </draw:text-box>
        </draw:frame>
        <draw:frame draw:style-name="gr5" draw:text-style-name="P4" draw:layer="layout" svg:width="13.752cm" svg:height="3.902cm" svg:x="2.286cm" svg:y="4.988cm">
          <draw:text-box>
            <text:p text:style-name="P3">Combines three annotations:</text:p>
            <text:p text:style-name="P3"><text:span text:style-name="T2">@Configuration : </text:span>Defines beans and configuration.</text:p>
            <text:p text:style-name="P3"><text:span text:style-name="T2">@EnableAutoConfiguration :</text:span> Enables Spring Boot auto-configuration feature.</text:p>
            <text:p text:style-name="P3"><text:span text:style-name="T2">@ComponentScan :</text:span> Scans for components, services, and repositories.</text:p>
            <text:p text:style-name="P6"/>
          </draw:text-box>
        </draw:frame>
        <draw:frame draw:style-name="gr4" draw:text-style-name="P8" draw:layer="layout" svg:width="16.855cm" svg:height="4.518cm" svg:x="1.941cm" svg:y="9.452cm">
          <draw:text-box>
            <text:p>@SpringBootApplication</text:p>
            <text:p>public class MySpringBootApp {</text:p>
            <text:p><text:s text:c="4"/>public static void main(String[] args) {</text:p>
            <text:p><text:s text:c="8"/>SpringApplication.run(MySpringBootApp.class, args);</text:p>
            <text:p><text:s text:c="4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4"><text:s/></text:span><text:span text:style-name="T4">@RestController and @RequestMapping</text:span></text:p>
          </draw:text-box>
        </draw:frame>
        <draw:frame draw:style-name="gr2" draw:text-style-name="P4" draw:layer="layout" svg:width="15.831cm" svg:height="2.667cm" svg:x="0.762cm" svg:y="4.191cm">
          <draw:text-box>
            <text:p text:style-name="P3"><text:span text:style-name="T2">@RestController:</text:span> Combines @Controller and @ResponseBody. Used for REST APIs.</text:p>
            <text:p text:style-name="P3"><text:span text:style-name="T2">@RequestMapping:</text:span> Maps HTTP requests to handler methods.</text:p>
            <text:p text:style-name="P3"><text:span text:style-name="T5">@GetMapping/@PostMapping: </text:span><text:span text:style-name="T6">Shortcuts for specific HTTP methods.</text:span></text:p>
          </draw:text-box>
        </draw:frame>
        <draw:frame draw:style-name="gr6" draw:text-style-name="P8" draw:layer="layout" svg:width="14.224cm" svg:height="5.94cm" svg:x="1.524cm" svg:y="7.268cm">
          <draw:text-box>
            <text:p><text:span text:style-name="T7">@RestController</text:span></text:p>
            <text:p><text:span text:style-name="T7">@RequestMapping("/api")</text:span></text:p>
            <text:p><text:span text:style-name="T7">public class MyController {</text:span></text:p>
            <text:p><text:span text:style-name="T7"><text:s text:c="4"/></text:span><text:span text:style-name="T7">@GetMapping("/hello")</text:span></text:p>
            <text:p><text:span text:style-name="T7"><text:s text:c="4"/></text:span><text:span text:style-name="T7">public String sayHello() {</text:span></text:p>
            <text:p><text:span text:style-name="T7"><text:s text:c="8"/></text:span><text:span text:style-name="T7">return "Hello, Spring Boot!"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/>Property Management</text:p>
          </draw:text-box>
        </draw:frame>
        <draw:frame draw:style-name="gr2" draw:text-style-name="P9" draw:layer="layout" svg:width="12.7cm" svg:height="2.667cm" svg:x="1.27cm" svg:y="4.318cm">
          <draw:text-box>
            <text:p text:style-name="P6"><text:span text:style-name="T8">@Value:</text:span><text:span text:style-name="T9"> Injects values from properties files.</text:span></text:p>
            <text:p text:style-name="P6"><text:span text:style-name="T8">@ConfigurationProperties:</text:span><text:span text:style-name="T9"> Binds properties to POJOs.</text:span></text:p>
            <text:p text:style-name="P6"/>
          </draw:text-box>
        </draw:frame>
        <draw:frame draw:style-name="gr6" draw:text-style-name="P11" draw:layer="layout" svg:width="16.51cm" svg:height="5.94cm" svg:x="1.016cm" svg:y="7.776cm">
          <draw:text-box>
            <text:p text:style-name="P10"><text:span text:style-name="T10">@Value("${app.api.key}") <text:s/></text:span></text:p>
            <text:p text:style-name="P10"><text:span text:style-name="T10">private String apiKey; <text:s/></text:span></text:p>
            <text:p text:style-name="P10"><text:span text:style-name="T11"/></text:p>
            <text:p text:style-name="P10"><text:span text:style-name="T10">@ConfigurationProperties(prefix = "app") <text:s/></text:span></text:p>
            <text:p text:style-name="P10"><text:span text:style-name="T10">public class AppConfig { <text:s/></text:span></text:p>
            <text:p text:style-name="P10"><text:span text:style-name="T10"><text:s text:c="2"/></text:span><text:span text:style-name="T10">private String apiKey; <text:s/></text:span></text:p>
            <text:p text:style-name="P10"><text:span text:style-name="T10"><text:s text:c="2"/></text:span><text:span text:style-name="T10">// getters/setters <text:s/>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@Service and @Repository</text:p>
          </draw:text-box>
        </draw:frame>
        <draw:frame draw:style-name="gr7" draw:text-style-name="P4" draw:layer="layout" svg:width="17.358cm" svg:height="4.208cm" svg:x="0.508cm" svg:y="3.666cm">
          <draw:text-box>
            <text:p text:style-name="P3"><text:span text:style-name="T2">@Service:</text:span></text:p>
            <text:p text:style-name="P3"><text:tab/>Marks a class as a service that contains business logic.</text:p>
            <text:p text:style-name="P3"><text:span text:style-name="T2">@Repository:</text:span></text:p>
            <text:p text:style-name="P3"><text:tab/>Indicates a class as a data access layer.</text:p>
            <text:p text:style-name="P3"><text:tab/>Handles database operations and exception translation.</text:p>
          </draw:text-box>
        </draw:frame>
        <draw:frame draw:style-name="gr8" draw:text-style-name="P13" draw:layer="layout" svg:width="20.335cm" svg:height="6.651cm" svg:x="0.762cm" svg:y="8.335cm">
          <draw:text-box>
            <text:p text:style-name="P12">@Service</text:p>
            <text:p text:style-name="P12">public class UserService {</text:p>
            <text:p text:style-name="P12"><text:s text:c="4"/>public String getUserById(Long id) {</text:p>
            <text:p text:style-name="P12"><text:s text:c="8"/>return "User: " + id;</text:p>
            <text:p text:style-name="P12"><text:s text:c="4"/>}</text:p>
            <text:p text:style-name="P12">}</text:p>
            <text:p text:style-name="P12"/>
            <text:p text:style-name="P12">@Repository</text:p>
            <text:p text:style-name="P12">public interface UserRepository extends JpaRepository&lt;User, Long&gt; {}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3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@Entity and @Table</text:p>
          </draw:text-box>
        </draw:frame>
        <draw:frame draw:style-name="gr9" draw:text-style-name="P4" draw:layer="layout" svg:width="10.467cm" svg:height="3.088cm" svg:x="1.217cm" svg:y="4.572cm">
          <draw:text-box>
            <text:p text:style-name="P3">Used in the model layer to map Java objects to database tables.</text:p>
            <text:p text:style-name="P3"><text:span text:style-name="T2">@Entity: </text:span>Marks a class as a JPA entity.</text:p>
            <text:p text:style-name="P3"><text:span text:style-name="T2">@Table:</text:span> Specifies table name (optional).</text:p>
            <text:p text:style-name="P3"/>
          </draw:text-box>
        </draw:frame>
        <draw:frame draw:style-name="gr10" draw:text-style-name="P8" draw:layer="layout" svg:width="17.406cm" svg:height="7.366cm" svg:x="1.39cm" svg:y="7.874cm">
          <draw:text-box>
            <text:p><text:span text:style-name="T12">@Entity</text:span></text:p>
            <text:p><text:span text:style-name="T12">@Table(name = "users")</text:span></text:p>
            <text:p><text:span text:style-name="T12">public class User {</text:span></text:p>
            <text:p><text:span text:style-name="T12"><text:s text:c="4"/></text:span><text:span text:style-name="T12">@Id</text:span></text:p>
            <text:p><text:span text:style-name="T12"><text:s text:c="4"/></text:span><text:span text:style-name="T12">@GeneratedValue(strategy = GenerationType.IDENTITY)</text:span></text:p>
            <text:p><text:span text:style-name="T12"><text:s text:c="4"/></text:span><text:span text:style-name="T12">private Long id;</text:span></text:p>
            <text:p/>
            <text:p><text:span text:style-name="T12"><text:s text:c="4"/></text:span><text:span text:style-name="T12">@Column(name = "username", nullable = false)</text:span></text:p>
            <text:p><text:span text:style-name="T12"><text:s text:c="4"/></text:span><text:span text:style-name="T12">private String username;</text:span></text:p>
            <text:p/>
            <text:p><text:span text:style-name="T12"><text:s text:c="4"/></text:span><text:span text:style-name="T12">// Getters and Setters</text:span></text:p>
            <text:p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@Autowired</text:p>
          </draw:text-box>
        </draw:frame>
        <draw:frame draw:style-name="gr11" draw:text-style-name="P4" draw:layer="layout" svg:width="7.665cm" svg:height="2.273cm" svg:x="0.971cm" svg:y="3.81cm">
          <draw:text-box>
            <text:p text:style-name="P3">Used for dependency injection.</text:p>
            <text:p text:style-name="P3">Automatically wires beans by type.</text:p>
            <text:p text:style-name="P3"/>
          </draw:text-box>
        </draw:frame>
        <draw:frame draw:style-name="gr8" draw:text-style-name="P8" draw:layer="layout" svg:width="12.27cm" svg:height="6.651cm" svg:x="0.684cm" svg:y="6.557cm">
          <draw:text-box>
            <text:p>@Service</text:p>
            <text:p>public class OrderService {</text:p>
            <text:p><text:s text:c="4"/>@Autowired</text:p>
            <text:p><text:s text:c="4"/>private UserRepository userRepository;</text:p>
            <text:p/>
            <text:p><text:s text:c="4"/>public List&lt;User&gt; getAllUsers() {</text:p>
            <text:p><text:s text:c="8"/>return userRepository.findAll();</text:p>
            <text:p><text:s text:c="4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/>@Configuration and @Bean</text:p>
          </draw:text-box>
        </draw:frame>
        <draw:frame draw:style-name="gr5" draw:text-style-name="P4" draw:layer="layout" svg:width="13.317cm" svg:height="3.969cm" svg:x="1.161cm" svg:y="4.226cm">
          <draw:text-box>
            <text:p text:style-name="P3"><text:span text:style-name="T13">@Configuration:</text:span></text:p>
            <text:p text:style-name="P3"><text:span text:style-name="T14"><text:tab/></text:span><text:span text:style-name="T14">Marks a class for defining beans.</text:span></text:p>
            <text:p text:style-name="P3"><text:span text:style-name="T13">@Bean:</text:span></text:p>
            <text:p text:style-name="P3"><text:span text:style-name="T14"><text:tab/></text:span><text:span text:style-name="T14">Indicates that a method creates a bean.</text:span></text:p>
            <text:p text:style-name="P6"/>
          </draw:text-box>
        </draw:frame>
        <draw:frame draw:style-name="gr12" draw:text-style-name="P16" draw:layer="layout" svg:width="12.292cm" svg:height="5.229cm" svg:x="0.916cm" svg:y="9.144cm">
          <draw:text-box>
            <text:p text:style-name="P15">@Configuration</text:p>
            <text:p text:style-name="P15">public class AppConfig {</text:p>
            <text:p text:style-name="P15"><text:s text:c="4"/>@Bean</text:p>
            <text:p text:style-name="P15"><text:s text:c="4"/>public RestTemplate restTemplate() {</text:p>
            <text:p text:style-name="P15"><text:s text:c="8"/>return new RestTemplate();</text:p>
            <text:p text:style-name="P15"><text:s text:c="4"/>}</text:p>
            <text:p text:style-name="P15"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pring Boot Actuator Annotations</text:p>
          </draw:text-box>
        </draw:frame>
        <draw:frame draw:style-name="gr13" draw:text-style-name="P18" draw:layer="layout" svg:width="15.494cm" svg:height="3.138cm" svg:x="1.524cm" svg:y="4.33cm">
          <draw:text-box>
            <text:p text:style-name="P17"><text:span text:style-name="T15">@Endpoint: </text:span><text:span text:style-name="T16">Exposes a custom actuator endpoint.</text:span></text:p>
            <text:p text:style-name="P17"><text:span text:style-name="T15">@ReadOperation: </text:span><text:span text:style-name="T16">Marks a read operation in the endpoint.</text:span></text:p>
            <text:p text:style-name="P17"><text:span text:style-name="T11"/></text:p>
          </draw:text-box>
        </draw:frame>
        <draw:frame draw:style-name="gr6" draw:text-style-name="P16" draw:layer="layout" svg:width="14.078cm" svg:height="5.94cm" svg:x="1.524cm" svg:y="7.62cm">
          <draw:text-box>
            <text:p text:style-name="P15">@Component</text:p>
            <text:p text:style-name="P15">@Endpoint(id = "customEndpoint")</text:p>
            <text:p text:style-name="P15">public class CustomEndpoint {</text:p>
            <text:p text:style-name="P15"><text:s text:c="4"/>@ReadOperation</text:p>
            <text:p text:style-name="P15"><text:s text:c="4"/>public String customStatus() {</text:p>
            <text:p text:style-name="P15"><text:s text:c="8"/>return "Custom Actuator Endpoint: UP";</text:p>
            <text:p text:style-name="P15"><text:s text:c="4"/>}</text:p>
            <text:p text:style-name="P15"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@Enable… Annotations</text:p>
          </draw:text-box>
        </draw:frame>
        <draw:frame draw:style-name="gr14" draw:text-style-name="P19" draw:layer="layout" svg:width="16.249cm" svg:height="5.529cm" svg:x="0.762cm" svg:y="3.614cm">
          <draw:text-box>
            <text:p text:style-name="P3"><text:span text:style-name="T2">@EnableAutoConfiguration:</text:span></text:p>
            <text:p text:style-name="P3"><text:tab/>Enables Spring Boot's auto-configuration.</text:p>
            <text:p text:style-name="P3"><text:span text:style-name="T2">@EnableScheduling:</text:span></text:p>
            <text:p text:style-name="P3"><text:tab/>Enables scheduled tasks.</text:p>
            <text:p text:style-name="P3"><text:span text:style-name="T2">@EnableCaching:</text:span></text:p>
            <text:p text:style-name="P3"><text:tab/>Enables caching.</text:p>
            <text:p text:style-name="P3"/>
          </draw:text-box>
        </draw:frame>
        <draw:frame draw:style-name="gr6" draw:text-style-name="P16" draw:layer="layout" svg:width="18.125cm" svg:height="5.94cm" svg:x="0.762cm" svg:y="8.89cm">
          <draw:text-box>
            <text:p text:style-name="P15">@SpringBootApplication</text:p>
            <text:p text:style-name="P15">@EnableScheduling</text:p>
            <text:p text:style-name="P15">public class SchedulerApp {</text:p>
            <text:p text:style-name="P15"><text:s text:c="4"/>@Scheduled(fixedRate = 5000)</text:p>
            <text:p text:style-name="P15"><text:s text:c="4"/>public void scheduledTask() {</text:p>
            <text:p text:style-name="P15"><text:s text:c="8"/>System.out.println("Task executed at: " + new Date());</text:p>
            <text:p text:style-name="P15"><text:s text:c="4"/>}</text:p>
            <text:p text:style-name="P15">}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034BDB509E1294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5:56:20.612560771</meta:creation-date>
    <meta:editing-duration>PT5M58S</meta:editing-duration>
    <meta:editing-cycles>2</meta:editing-cycles>
    <meta:generator>LibreOffice/6.4.7.2$Linux_X86_64 LibreOffice_project/40$Build-2</meta:generator>
    <dc:title>Bright Blue</dc:title>
    <dc:date>2025-01-27T16:13:49.604830265</dc:date>
    <meta:document-statistic meta:object-count="77"/>
  </office:meta>
</office:document-meta>
</file>